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style:font-name="Courier New" fo:font-size="10pt" fo:language="en" fo:country="US" style:font-name-asian="Courier New" style:font-size-asian="10pt" style:font-name-complex="Courier New" style:font-size-complex="10pt"/>
    </style:style>
    <style:style style:name="P3" style:family="paragraph" style:parent-style-name="Standard">
      <style:text-properties style:font-name="Courier New" fo:font-size="8pt" fo:language="en" fo:country="US" style:font-name-asian="Courier New" style:font-size-asian="8pt" style:font-name-complex="Courier New" style:font-size-complex="8pt"/>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5" style:family="paragraph" style:parent-style-name="Standard">
      <style:text-properties fo:font-size="8pt" fo:language="en" fo:country="US" style:font-size-asian="8pt" style:font-size-complex="8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7" style:family="paragraph" style:parent-style-name="Standard">
      <style:text-properties fo:font-size="8pt" fo:font-weight="bold" style:font-size-asian="8pt" style:font-weight-asian="bold" style:font-size-complex="8pt" style:font-weight-complex="bold"/>
    </style:style>
    <style:style style:name="P8" style:family="paragraph" style:parent-style-name="Standard">
      <style:text-properties fo:font-size="8pt" fo:language="en" fo:country="US" fo:font-weight="bold" style:font-size-asian="8pt" style:font-weight-asian="bold" style:font-size-complex="8pt" style:font-weight-complex="bold"/>
    </style:style>
    <style:style style:name="P9" style:family="paragraph" style:parent-style-name="Standard" style:list-style-name="L1">
      <style:text-properties fo:language="en" fo:country="US"/>
    </style:style>
    <style:style style:name="P10" style:family="paragraph" style:parent-style-name="Standard">
      <style:text-properties fo:color="#000000" style:font-name="Courier New" fo:font-size="10pt" fo:language="en" fo:country="US" fo:font-weight="normal" style:font-name-asian="Courier New" style:font-size-asian="10pt" style:font-weight-asian="normal" style:font-name-complex="Courier New" style:font-size-complex="10pt" style:font-weight-complex="normal"/>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language="en" fo:country="US" fo:font-weight="bold" style:font-name-asian="Courier New" style:font-size-asian="8pt" style:font-weight-asian="bold" style:font-name-complex="Courier New" style:font-size-complex="8pt" style:font-weight-complex="bold"/>
    </style:style>
    <style:style style:name="P12" style:family="paragraph" style:parent-style-name="Standard">
      <style:text-properties fo:color="#000000" style:font-name="Courier New" fo:font-size="8pt" fo:language="en" fo:country="US" fo:font-weight="bold" style:font-name-asian="Courier New" style:font-size-asian="8pt" style:font-weight-asian="bold" style:font-name-complex="Courier New" style:font-size-complex="8pt" style:font-weight-complex="bold"/>
    </style:style>
    <style:style style:name="T1" style:family="text">
      <style:text-properties fo:language="en" fo:country="US"/>
    </style:style>
    <style:style style:name="T2" style:family="text">
      <style:text-properties fo:color="#000000" style:font-name="Courier New" style:font-name-asian="Courier New" style:font-name-complex="Courier New"/>
    </style:style>
    <style:style style:name="T3" style:family="text">
      <style:text-properties fo:color="#000000" style:font-name="Courier New" fo:language="en" fo:country="US" style:font-name-asian="Courier New" style:font-name-complex="Courier New"/>
    </style:style>
    <style:style style:name="T4" style:family="text">
      <style:text-properties fo:font-weight="normal" style:font-weight-asian="normal" style:font-weight-complex="normal"/>
    </style:style>
    <style:style style:name="T5" style:family="text">
      <style:text-properties fo:color="#000000" fo:language="en" fo:country="U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is EZApplet?</text:p>
      <text:p text:style-name="P1">EZApplet is a JavaScript script that enables you to display applets in a web-page with ease. </text:p>
      <text:p text:style-name="P1"/>
      <text:p text:style-name="P1">What does it do?</text:p>
      <text:p text:style-name="P1">It takes care of checking the installed Java Plug-in version and writes the required HTML code to your page depending on how you wish the existence of an old version to be handled. </text:p>
      <text:p text:style-name="P1"/>
      <text:p text:style-name="P1">By default, if the installed Java plug-in version is greater than the minimum you define, EZApplet writes the required HTML using the &lt;applet&gt; tag into a HTML container element you define (e.g. A DIV or SPAN tag). If the installed version is less, then the container is left untouched. </text:p>
      <text:p text:style-name="P1"/>
      <text:p text:style-name="P1">You can put your “This site requires Java, go here to install it” text on your page, which then gets over written if the viewer has a suitable Java Plug-In installed.</text:p>
      <text:p text:style-name="P1"/>
      <text:p text:style-name="P1">Note: Although the &lt;applet&gt; tag is marked as obsolete in the HTML specification, Sun recommends using it (as of January 2007) as browser support for &lt;object&gt; and &lt;embed&gt; is somewhat inconsistent.</text:p>
      <text:p text:style-name="P1"/>
      <text:p text:style-name="P1">e.g.</text:p>
      <text:p text:style-name="P2"/>
      <text:p text:style-name="P3">&lt;!--load the EZApplet script --&gt;</text:p>
      <text:p text:style-name="P3">&lt;script type="text/javascript" src="js/AlgodesEZApplet.js"&gt;&lt;/script&gt;</text:p>
      <text:p text:style-name="P4"/>
      <text:p text:style-name="P3">&lt;!--this is your applet container--&gt;</text:p>
      <text:p text:style-name="P4">&lt;div id="applet"&gt;</text:p>
      <text:p text:style-name="P4"><text:s text:c="2"/>Please Upgrader your Java Plug-in.</text:p>
      <text:p text:style-name="P4">&lt;/div&gt;</text:p>
      <text:p text:style-name="P4">&lt;script type="text/javascript"&gt;</text:p>
      <text:p text:style-name="P4"><text:s text:c="2"/><text:tab/><text:tab/><text:tab/>//(JavaClass)<text:tab/>(id)<text:tab/> <text:s text:c="6"/>(width) <text:s/>(height) (min version)</text:p>
      <text:p text:style-name="P4"><text:s text:c="2"/>var so = new EZApplet("CheckJavaVersion.class", "CheckVersion", "200", "30", "1.4.0");</text:p>
      <text:p text:style-name="P4"><text:s text:c="2"/>so.write("applet");// write the html code to the container.</text:p>
      <text:p text:style-name="P4">&lt;/script&gt;</text:p>
      <text:p text:style-name="P5"/>
      <text:p text:style-name="P5"/>
      <text:p text:style-name="P1">If you wish to take advantage of the auto install function of the newer browsers this can be easily specified...</text:p>
      <text:p text:style-name="P1"/>
      <text:p text:style-name="P1">e.g.</text:p>
      <text:p text:style-name="P2"/>
      <text:p text:style-name="P3">&lt;!--load the EZApplet script --&gt;</text:p>
      <text:p text:style-name="P3">&lt;script type="text/javascript" src="js/AlgodesEZApplet.js"&gt;&lt;/script&gt;</text:p>
      <text:p text:style-name="P4"/>
      <text:p text:style-name="P3">&lt;!--this is your applet container--&gt;</text:p>
      <text:p text:style-name="P4">&lt;div id="applet"&gt;</text:p>
      <text:p text:style-name="P4"><text:s text:c="2"/>Please Upgrader your Java Plug-in.</text:p>
      <text:p text:style-name="P4">&lt;/div&gt;</text:p>
      <text:p text:style-name="P4">&lt;script type="text/javascript"&gt;</text:p>
      <text:p text:style-name="P4"><text:s text:c="2"/><text:tab/><text:tab/><text:tab/>//(JavaClass)<text:tab/>(id)<text:tab/> <text:s text:c="6"/>(width) <text:s/>(height) (min version)</text:p>
      <text:p text:style-name="P4"><text:s text:c="2"/>var so = new EZApplet("CheckJavaVersion.class", "CheckVersion", "200", "30", "1.4.0");</text:p>
      <text:p text:style-name="P6"><text:s text:c="2"/>so.useApplet = false;</text:p>
      <text:p text:style-name="P4"><text:s text:c="2"/>so.write("applet");// write the html code to the container.</text:p>
      <text:p text:style-name="P4">&lt;/script&gt;</text:p>
      <text:p text:style-name="P5"/>
      <text:p text:style-name="P1"/>
      <text:p text:style-name="P1">this causes EZApplet to write HTML using the &lt;object&gt; and &lt;embed&gt; tags.</text:p>
      <text:p text:style-name="P1"/>
      <text:p text:style-name="P1"/>
      <text:p text:style-name="P1">The default detection using IE on Windows for Java Plug-Ins up version 1.3.1_1 is imprecise. If you require precise detection set the following value. The causes EZApplet to start and ActiveX shell and read the version value from the registry. Understandably this causes a security warning to be displayed.</text:p>
      <text:p text:style-name="P1"/>
      <text:p text:style-name="P7"><text:span text:style-name="T1"><text:s text:c="2"/>so</text:span><text:span text:style-name="T2">.readRegistry</text:span><text:span text:style-name="T3"> = true;</text:span></text:p>
      <text:p text:style-name="P8"/>
      <text:p text:style-name="P1"/>
      <text:p text:style-name="P1">The default detection using IE on Windows is somewhat of a hack in the absence of a suitable detection method. If the detection seams at all slow you could try setting...</text:p>
      <text:p text:style-name="P1"/>
      <text:p text:style-name="P7"><text:span text:style-name="T1"><text:s text:c="2"/>so</text:span><text:span text:style-name="T2">.useBrutForceDetectionForIE</text:span><text:span text:style-name="T3"> = false;</text:span></text:p>
      <text:p text:style-name="P8"/>
      <text:p text:style-name="P1"/>
      <text:p text:style-name="P1">How do I skip the version detection?</text:p>
      <text:p text:style-name="P1"/>
      <text:list text:style-name="L1">
        <text:list-item>
          <text:p text:style-name="P9">Set the minimum version parameter to 0 (zero)</text:p>
        </text:list-item>
        <text:list-item>
          <text:p text:style-name="P9">Add the following to the end of your url ?nojavadetect=true (or &amp;nojavadetect=true)</text:p>
        </text:list-item>
      </text:list>
      <text:p text:style-name="P10"/>
      <text:p text:style-name="P10">You can change the name of the nojavadetect key by suplying the name you desire as the sixth parameter when creating the EZApplet object i.e.</text:p>
      <text:p text:style-name="P10"/>
      <text:p text:style-name="P6"><text:span text:style-name="T4"><text:s text:c="2"/>var so = new EZApplet("CheckJavaVersion.class", "CheckVersion", "200", "30", "1.4.0", </text:span>„noDetection“ <text:span text:style-name="T4">);</text:span></text:p>
      <text:p text:style-name="P11"/>
      <text:p text:style-name="P10"/>
      <text:p text:style-name="P10">How do I set the codepage attribute (parameter)?</text:p>
      <text:p text:style-name="P10"/>
      <text:p text:style-name="P12">so.setAttribute("codebase", "VersionCheckApplet/;.");</text:p>
      <text:p text:style-name="P12"/>
      <text:p text:style-name="P10"/>
      <text:p text:style-name="P10">How do I set the attribute?</text:p>
      <text:p text:style-name="P10"/>
      <text:p text:style-name="P12">so.setAttribute("name", "value");</text:p>
      <text:p text:style-name="P12"/>
      <text:p text:style-name="P10"/>
      <text:p text:style-name="P10">How do I set the parameters?</text:p>
      <text:p text:style-name="P10"/>
      <text:p text:style-name="P12">so.setParameter("name", "value");</text:p>
      <text:p text:style-name="P12"/>
      <text:p text:style-name="P10"/>
      <text:p text:style-name="P10">How do I redirect the user to another page if they don't have the required Plug-In version?</text:p>
      <text:p text:style-name="P10"/>
      <text:p text:style-name="P10">There are two optional parameters when creating a EZApplet object and they are detectKey and redirectUrl</text:p>
      <text:p text:style-name="P10"/>
      <text:p text:style-name="P6"><text:s text:c="2"/>var so = new EZApplet("CheckJavaVersion.class", "CheckVersion", "200", "30", "1.4.0", „“, <text:span text:style-name="T5">“http://www.yourdomain.com/yourpage.html”</text:span>);</text:p>
      <text:p text:style-name="P11"/>
      <text:p text:style-name="P10"/>
      <text:p text:style-name="P10">Because the detectKey parameter is left blank it will not change the default detection key i.e. <text:s/>nojavadetect (see above)</text:p>
      <text:p text:style-name="P10"/>
      <text:p text:style-name="P10"/>
      <text:p text:style-name="P10">How can I see what HTML EZApplet is writing to my container?</text:p>
      <text:p text:style-name="P10"/>
      <text:p text:style-name="P10">Either add “?com_algodes_debug=true” to your URL or use the following line.</text:p>
      <text:p text:style-name="P10"/>
      <text:p text:style-name="P12"><text:s text:c="2"/>so.debug = true;</text:p>
      <text:p text:style-name="P12"/>
      <text:p text:style-name="P10"/>
      <text:p text:style-name="P10"/>
      <text:p text:style-name="P10">How can I use EZApplet for Plug-In statistics?</text:p>
      <text:p text:style-name="P10"/>
      <text:p text:style-name="P10">Not implemented yet.</text:p>
      <text:p text:style-name="P10"/>
      <text:p text:style-name="P10"/>
      <text:p text:style-name="P10">Still got questions? If you are confident with JavaScript download the source code. If not or if you are still not sure send me an email.</text:p>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 .</meta:initial-creator>
    <meta:creation-date>2007-01-14T14:56:49</meta:creation-date>
    <dc:creator>. .</dc:creator>
    <dc:date>2007-01-21T17:16:43</dc:date>
    <dc:language>de-DE</dc:language>
    <meta:editing-cycles>14</meta:editing-cycles>
    <meta:editing-duration>PT3H41M49S</meta:editing-duration>
    <meta:user-defined meta:name="Info 1"/>
    <meta:user-defined meta:name="Info 2"/>
    <meta:user-defined meta:name="Info 3"/>
    <meta:user-defined meta:name="Info 4"/>
    <meta:document-statistic meta:table-count="0" meta:image-count="0" meta:object-count="0" meta:page-count="3" meta:paragraph-count="59" meta:word-count="679" meta:character-count="4325"/>
  </office:meta>
</office:document-meta>
</file>